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2.05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ffd8ce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ffd8ce"/>
    </style:style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77" table:default-cell-style-name="ce3"/>
        <table:table-column table:style-name="co1" table:number-columns-repeated="4" table:default-cell-style-name="ce3"/>
        <table:table-column table:style-name="co1" table:number-columns-repeated="16300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 table:number-columns-spanned="4" table:number-rows-spanned="1">
            <text:p>ID процессов A</text:p>
          </table:table-cell>
          <table:covered-table-cell table:number-columns-repeated="3" table:style-name="ce6"/>
          <table:table-cell office:value-type="string" calcext:value-type="string">
            <text:p>начала</text:p>
          </table:table-cell>
          <table:table-cell office:value-type="string" calcext:value-type="string">
            <text:p>конац</text:p>
          </table:table-cell>
          <table:table-cell table:number-columns-repeated="76"/>
          <table:table-cell table:style-name="ce1" table:number-columns-repeated="163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formula="of:=MAX(VLOOKUP([.C2];[.A:.H];8;0);VLOOKUP([.D2];[.A:.H];8;0);VLOOKUP([.E2];[.A:.H];8;0);VLOOKUP([.F2];[.A:.H];8;0))" office:value-type="float" office:value="0" calcext:value-type="float">
            <text:p>0</text:p>
          </table:table-cell>
          <table:table-cell table:formula="of:=[.G2]+[.B2]" office:value-type="float" office:value="6" calcext:value-type="float">
            <text:p>6</text:p>
          </table:table-cell>
          <table:table-cell table:style-name="ce7" table:formula="of:=COUNTIF([.G2:.G18];&quot;&lt;12&quot;)" office:value-type="float" office:value="8" calcext:value-type="float">
            <text:p>8</text:p>
          </table:table-cell>
          <table:table-cell table:number-columns-repeated="75"/>
          <table:table-cell table:style-name="ce1" table:number-columns-repeated="163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formula="of:=MAX(VLOOKUP([.C3];[.A:.H];8;0);VLOOKUP([.D3];[.A:.H];8;0);VLOOKUP([.E3];[.A:.H];8;0);VLOOKUP([.F3];[.A:.H];8;0))" office:value-type="float" office:value="0" calcext:value-type="float">
            <text:p>0</text:p>
          </table:table-cell>
          <table:table-cell table:formula="of:=[.G3]+[.B3]" office:value-type="float" office:value="4" calcext:value-type="float">
            <text:p>4</text:p>
          </table:table-cell>
          <table:table-cell table:number-columns-repeated="76"/>
          <table:table-cell table:style-name="ce1" table:number-columns-repeated="1630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7" office:value-type="string" calcext:value-type="string">
            <text:p>0</text:p>
          </table:table-cell>
          <table:table-cell table:formula="of:=MAX(VLOOKUP([.C4];[.A:.H];8;0);VLOOKUP([.D4];[.A:.H];8;0);VLOOKUP([.E4];[.A:.H];8;0);VLOOKUP([.F4];[.A:.H];8;0))" office:value-type="float" office:value="27" calcext:value-type="float">
            <text:p>27</text:p>
          </table:table-cell>
          <table:table-cell table:formula="of:=[.G4]+[.B4]" office:value-type="float" office:value="30" calcext:value-type="float">
            <text:p>30</text:p>
          </table:table-cell>
          <table:table-cell table:number-columns-repeated="76"/>
          <table:table-cell table:style-name="ce1" table:number-columns-repeated="163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formula="of:=MAX(VLOOKUP([.C5];[.A:.H];8;0);VLOOKUP([.D5];[.A:.H];8;0);VLOOKUP([.E5];[.A:.H];8;0);VLOOKUP([.F5];[.A:.H];8;0))" office:value-type="float" office:value="0" calcext:value-type="float">
            <text:p>0</text:p>
          </table:table-cell>
          <table:table-cell table:formula="of:=[.G5]+[.B5]" office:value-type="float" office:value="8" calcext:value-type="float">
            <text:p>8</text:p>
          </table:table-cell>
          <table:table-cell table:number-columns-repeated="76"/>
          <table:table-cell table:style-name="ce1" table:number-columns-repeated="163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0</text:p>
          </table:table-cell>
          <table:table-cell table:formula="of:=MAX(VLOOKUP([.C6];[.A:.H];8;0);VLOOKUP([.D6];[.A:.H];8;0);VLOOKUP([.E6];[.A:.H];8;0);VLOOKUP([.F6];[.A:.H];8;0))" office:value-type="float" office:value="4" calcext:value-type="float">
            <text:p>4</text:p>
          </table:table-cell>
          <table:table-cell table:formula="of:=[.G6]+[.B6]" office:value-type="float" office:value="10" calcext:value-type="float">
            <text:p>10</text:p>
          </table:table-cell>
          <table:table-cell table:number-columns-repeated="76"/>
          <table:table-cell table:style-name="ce1" table:number-columns-repeated="163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formula="of:=MAX(VLOOKUP([.C7];[.A:.H];8;0);VLOOKUP([.D7];[.A:.H];8;0);VLOOKUP([.E7];[.A:.H];8;0);VLOOKUP([.F7];[.A:.H];8;0))" office:value-type="float" office:value="23" calcext:value-type="float">
            <text:p>23</text:p>
          </table:table-cell>
          <table:table-cell table:formula="of:=[.G7]+[.B7]" office:value-type="float" office:value="33" calcext:value-type="float">
            <text:p>33</text:p>
          </table:table-cell>
          <table:table-cell table:number-columns-repeated="76"/>
          <table:table-cell table:style-name="ce1" table:number-columns-repeated="1630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7" office:value-type="string" calcext:value-type="string">
            <text:p>0</text:p>
          </table:table-cell>
          <table:table-cell table:formula="of:=MAX(VLOOKUP([.C8];[.A:.H];8;0);VLOOKUP([.D8];[.A:.H];8;0);VLOOKUP([.E8];[.A:.H];8;0);VLOOKUP([.F8];[.A:.H];8;0))" office:value-type="float" office:value="10" calcext:value-type="float">
            <text:p>10</text:p>
          </table:table-cell>
          <table:table-cell table:formula="of:=[.G8]+[.B8]" office:value-type="float" office:value="23" calcext:value-type="float">
            <text:p>23</text:p>
          </table:table-cell>
          <table:table-cell table:style-name="Default"/>
          <table:table-cell table:number-columns-repeated="75"/>
          <table:table-cell table:style-name="ce1" table:number-columns-repeated="1630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9];[.A:.H];8;0);VLOOKUP([.D9];[.A:.H];8;0);VLOOKUP([.E9];[.A:.H];8;0);VLOOKUP([.F9];[.A:.H];8;0))" office:value-type="float" office:value="10" calcext:value-type="float">
            <text:p>10</text:p>
          </table:table-cell>
          <table:table-cell table:formula="of:=[.G9]+[.B9]" office:value-type="float" office:value="17" calcext:value-type="float">
            <text:p>17</text:p>
          </table:table-cell>
          <table:table-cell table:style-name="Default"/>
          <table:table-cell table:number-columns-repeated="75"/>
          <table:table-cell table:style-name="ce1" table:number-columns-repeated="163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0];[.A:.H];8;0);VLOOKUP([.D10];[.A:.H];8;0);VLOOKUP([.E10];[.A:.H];8;0);VLOOKUP([.F10];[.A:.H];8;0))" office:value-type="float" office:value="30" calcext:value-type="float">
            <text:p>30</text:p>
          </table:table-cell>
          <table:table-cell table:formula="of:=[.G10]+[.B10]" office:value-type="float" office:value="41" calcext:value-type="float">
            <text:p>41</text:p>
          </table:table-cell>
          <table:table-cell table:style-name="Default"/>
          <table:table-cell table:number-columns-repeated="75"/>
          <table:table-cell table:style-name="ce1" table:number-columns-repeated="163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0</text:p>
          </table:table-cell>
          <table:table-cell table:formula="of:=MAX(VLOOKUP([.C11];[.A:.H];8;0);VLOOKUP([.D11];[.A:.H];8;0);VLOOKUP([.E11];[.A:.H];8;0);VLOOKUP([.F11];[.A:.H];8;0))" office:value-type="float" office:value="23" calcext:value-type="float">
            <text:p>23</text:p>
          </table:table-cell>
          <table:table-cell table:formula="of:=[.G11]+[.B11]" office:value-type="float" office:value="27" calcext:value-type="float">
            <text:p>27</text:p>
          </table:table-cell>
          <table:table-cell table:style-name="Default"/>
          <table:table-cell table:number-columns-repeated="75"/>
          <table:table-cell table:style-name="ce1" table:number-columns-repeated="163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table:style-name="ce7" office:value-type="string" calcext:value-type="string">
            <text:p>0</text:p>
          </table:table-cell>
          <table:table-cell table:formula="of:=MAX(VLOOKUP([.C12];[.A:.H];8;0);VLOOKUP([.D12];[.A:.H];8;0);VLOOKUP([.E12];[.A:.H];8;0);VLOOKUP([.F12];[.A:.H];8;0))" office:value-type="float" office:value="4" calcext:value-type="float">
            <text:p>4</text:p>
          </table:table-cell>
          <table:table-cell table:formula="of:=[.G12]+[.B12]" office:value-type="float" office:value="13" calcext:value-type="float">
            <text:p>13</text:p>
          </table:table-cell>
          <table:table-cell table:style-name="Default"/>
          <table:table-cell table:number-columns-repeated="75"/>
          <table:table-cell table:style-name="ce1" table:number-columns-repeated="163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 table:style-name="ce7" office:value-type="string" calcext:value-type="string">
            <text:p>0</text:p>
          </table:table-cell>
          <table:table-cell table:formula="of:=MAX(VLOOKUP([.C13];[.A:.H];8;0);VLOOKUP([.D13];[.A:.H];8;0);VLOOKUP([.E13];[.A:.H];8;0);VLOOKUP([.F13];[.A:.H];8;0))" office:value-type="float" office:value="41" calcext:value-type="float">
            <text:p>41</text:p>
          </table:table-cell>
          <table:table-cell table:formula="of:=[.G13]+[.B13]" office:value-type="float" office:value="46" calcext:value-type="float">
            <text:p>46</text:p>
          </table:table-cell>
          <table:table-cell table:style-name="Default"/>
          <table:table-cell table:number-columns-repeated="75"/>
          <table:table-cell table:style-name="ce1" table:number-columns-repeated="163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4];[.A:.H];8;0);VLOOKUP([.D14];[.A:.H];8;0);VLOOKUP([.E14];[.A:.H];8;0);VLOOKUP([.F14];[.A:.H];8;0))" office:value-type="float" office:value="46" calcext:value-type="float">
            <text:p>46</text:p>
          </table:table-cell>
          <table:table-cell table:formula="of:=[.G14]+[.B14]" office:value-type="float" office:value="47" calcext:value-type="float">
            <text:p>47</text:p>
          </table:table-cell>
          <table:table-cell table:style-name="Default"/>
          <table:table-cell table:number-columns-repeated="75"/>
          <table:table-cell table:style-name="ce1" table:number-columns-repeated="163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5];[.A:.H];8;0);VLOOKUP([.D15];[.A:.H];8;0);VLOOKUP([.E15];[.A:.H];8;0);VLOOKUP([.F15];[.A:.H];8;0))" office:value-type="float" office:value="13" calcext:value-type="float">
            <text:p>13</text:p>
          </table:table-cell>
          <table:table-cell table:formula="of:=[.G15]+[.B15]" office:value-type="float" office:value="26" calcext:value-type="float">
            <text:p>26</text:p>
          </table:table-cell>
          <table:table-cell table:style-name="Default"/>
          <table:table-cell table:number-columns-repeated="75"/>
          <table:table-cell table:style-name="ce1" table:number-columns-repeated="163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formula="of:=MAX(VLOOKUP([.C16];[.A:.H];8;0);VLOOKUP([.D16];[.A:.H];8;0);VLOOKUP([.E16];[.A:.H];8;0);VLOOKUP([.F16];[.A:.H];8;0))" office:value-type="float" office:value="0" calcext:value-type="float">
            <text:p>0</text:p>
          </table:table-cell>
          <table:table-cell table:formula="of:=[.G16]+[.B16]" office:value-type="float" office:value="4" calcext:value-type="float">
            <text:p>4</text:p>
          </table:table-cell>
          <table:table-cell table:style-name="Default"/>
          <table:table-cell table:number-columns-repeated="75"/>
          <table:table-cell table:style-name="ce1" table:number-columns-repeated="1630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 table:style-name="ce7" office:value-type="string" calcext:value-type="string">
            <text:p>0</text:p>
          </table:table-cell>
          <table:table-cell table:formula="of:=MAX(VLOOKUP([.C17];[.A:.H];8;0);VLOOKUP([.D17];[.A:.H];8;0);VLOOKUP([.E17];[.A:.H];8;0);VLOOKUP([.F17];[.A:.H];8;0))" office:value-type="float" office:value="47" calcext:value-type="float">
            <text:p>47</text:p>
          </table:table-cell>
          <table:table-cell table:formula="of:=[.G17]+[.B17]" office:value-type="float" office:value="52" calcext:value-type="float">
            <text:p>52</text:p>
          </table:table-cell>
          <table:table-cell table:style-name="Default"/>
          <table:table-cell table:number-columns-repeated="75"/>
          <table:table-cell table:style-name="ce1" table:number-columns-repeated="1630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8];[.A:.H];8;0);VLOOKUP([.D18];[.A:.H];8;0);VLOOKUP([.E18];[.A:.H];8;0);VLOOKUP([.F18];[.A:.H];8;0))" office:value-type="float" office:value="52" calcext:value-type="float">
            <text:p>52</text:p>
          </table:table-cell>
          <table:table-cell table:formula="of:=[.G18]+[.B18]" office:value-type="float" office:value="54" calcext:value-type="float">
            <text:p>54</text:p>
          </table:table-cell>
          <table:table-cell table:style-name="Default"/>
          <table:table-cell table:number-columns-repeated="75"/>
          <table:table-cell table:style-name="ce1" table:number-columns-repeated="1630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76"/>
          <table:table-cell table:style-name="ce1" table:number-columns-repeated="16300"/>
        </table:table-row>
        <table:table-row table:style-name="ro1" table:number-rows-repeated="11">
          <table:table-cell table:number-columns-repeated="84"/>
          <table:table-cell table:style-name="ce1" table:number-columns-repeated="1630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75"/>
          <table:table-cell table:style-name="ce1" table:number-columns-repeated="16300"/>
        </table:table-row>
        <table:table-row table:style-name="ro1" table:number-rows-repeated="2">
          <table:table-cell table:number-columns-repeated="84"/>
          <table:table-cell table:style-name="ce1" table:number-columns-repeated="16300"/>
        </table:table-row>
        <table:table-row table:style-name="ro1" table:number-rows-repeated="2">
          <table:table-cell table:number-columns-repeated="9"/>
          <table:table-cell table:style-name="Default" table:number-columns-repeated="3"/>
          <table:table-cell table:number-columns-repeated="72"/>
          <table:table-cell table:style-name="ce1" table:number-columns-repeated="16300"/>
        </table:table-row>
        <table:table-row table:style-name="ro1" table:number-rows-repeated="38">
          <table:table-cell table:number-columns-repeated="84"/>
          <table:table-cell table:style-name="ce1" table:number-columns-repeated="16300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75"/>
          <table:table-cell table:style-name="ce1" table:number-columns-repeated="16300"/>
        </table:table-row>
        <table:table-row table:style-name="ro2" table:number-rows-repeated="1048497">
          <table:table-cell table:number-columns-repeated="84"/>
          <table:table-cell table:style-name="ce1" table:number-columns-repeated="16300"/>
        </table:table-row>
        <table:table-row table:style-name="ro2">
          <table:table-cell table:number-columns-repeated="84"/>
          <table:table-cell table:style-name="ce1" table:number-columns-repeated="163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  <meta:initial-creator>HP</meta:initial-creator>
    <meta:creation-date>2022-07-26T06:42:39Z</meta:creation-date>
    <dc:date>2025-12-12T19:04:41.935483315</dc:date>
    <meta:editing-duration>PT8M55S</meta:editing-duration>
    <meta:editing-cycles>1</meta:editing-cycles>
    <meta:document-statistic meta:table-count="1" meta:cell-count="144" meta:object-count="0"/>
  </office:meta>
</office:document-meta>
</file>